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9" style:family="table">
      <style:table-properties style:width="6.976cm" fo:margin-left="-0.199cm" table:align="left" style:writing-mode="lr-tb"/>
    </style:style>
    <style:style style:name="Tablo9.A" style:family="table-column">
      <style:table-column-properties style:column-width="6.976cm"/>
    </style:style>
    <style:style style:name="Tablo9.1" style:family="table-row">
      <style:table-row-properties fo:keep-together="auto"/>
    </style:style>
    <style:style style:name="Tablo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0" style:family="table">
      <style:table-properties style:width="9.252cm" fo:margin-left="-0.199cm" table:align="left" style:writing-mode="lr-tb"/>
    </style:style>
    <style:style style:name="Tablo10.A" style:family="table-column">
      <style:table-column-properties style:column-width="9.252cm"/>
    </style:style>
    <style:style style:name="Tablo10.1" style:family="table-row">
      <style:table-row-properties fo:keep-together="auto"/>
    </style:style>
    <style:style style:name="Tablo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1" style:family="table">
      <style:table-properties style:width="11.247cm" fo:margin-left="-0.199cm" table:align="left" style:writing-mode="lr-tb"/>
    </style:style>
    <style:style style:name="Tablo11.A" style:family="table-column">
      <style:table-column-properties style:column-width="11.247cm"/>
    </style:style>
    <style:style style:name="Tablo11.1" style:family="table-row">
      <style:table-row-properties fo:keep-together="auto"/>
    </style:style>
    <style:style style:name="Tablo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2" style:family="table">
      <style:table-properties style:width="13.511cm" fo:margin-left="-0.199cm" table:align="left" style:writing-mode="lr-tb"/>
    </style:style>
    <style:style style:name="Tablo12.A" style:family="table-column">
      <style:table-column-properties style:column-width="13.511cm"/>
    </style:style>
    <style:style style:name="Tablo12.1" style:family="table-row">
      <style:table-row-properties fo:keep-together="auto"/>
    </style:style>
    <style:style style:name="Tablo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05e68"/>
    </style:style>
    <style:style style:name="P2" style:family="paragraph" style:parent-style-name="Standard" style:list-style-name="WW8Num5">
      <style:paragraph-properties fo:line-height="150%"/>
      <style:text-properties fo:language="tr" fo:country="TR" fo:font-weight="bold" officeooo:paragraph-rsid="00105e68" style:font-weight-asian="bold"/>
    </style:style>
    <style:style style:name="P3" style:family="paragraph" style:parent-style-name="Standard">
      <style:paragraph-properties fo:line-height="150%"/>
      <style:text-properties fo:language="tr" fo:country="TR" fo:font-weight="bold" officeooo:paragraph-rsid="00105e68" style:font-weight-asian="bold"/>
    </style:style>
    <style:style style:name="P4" style:family="paragraph" style:parent-style-name="Standard">
      <style:paragraph-properties fo:line-height="150%"/>
      <style:text-properties fo:color="#0000ff" fo:language="tr" fo:country="TR" fo:font-weight="bold" officeooo:paragraph-rsid="00105e68" style:font-weight-asian="bold"/>
    </style:style>
    <style:style style:name="P5" style:family="paragraph" style:parent-style-name="Standard">
      <style:text-properties style:font-name="Arial" officeooo:paragraph-rsid="00105e68" style:font-name-complex="Arial"/>
    </style:style>
    <style:style style:name="P6" style:family="paragraph" style:parent-style-name="Standard">
      <style:text-properties officeooo:paragraph-rsid="00105e68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ascript oluşturma</text:p>
      <text:list xml:id="list7079272392456898901" text:style-name="WW8Num5">
        <text:list-item>
          <text:p text:style-name="P2">body içinden çağırma</text:p>
        </text:list-item>
      </text:list>
      <table:table table:name="Tablo9" table:style-name="Tablo9">
        <table:table-column table:style-name="Tablo9.A"/>
        <table:table-row table:style-name="Tablo9.1">
          <table:table-cell table:style-name="Tablo9.A1" office:value-type="string">
            <text:p text:style-name="P6">&lt;html&gt;</text:p>
            <text:p text:style-name="P6"><text:s text:c="2"/>&lt;head&gt;</text:p>
            <text:p text:style-name="P6"><text:s text:c="5"/>&lt;script&gt;</text:p>
            <text:p text:style-name="P6"><text:tab/>function yaz(mesaj){</text:p>
            <text:p text:style-name="P6"><text:tab/> <text:s text:c="2"/>alert(mesaj);</text:p>
            <text:p text:style-name="P6"><text:tab/>}</text:p>
            <text:p text:style-name="P6"><text:s text:c="5"/>&lt;/script&gt;<text:tab/><text:tab/><text:tab/></text:p>
            <text:p text:style-name="P6"><text:s text:c="2"/>&lt;/head&gt;<text:tab/></text:p>
            <text:p text:style-name="P6"><text:s text:c="2"/>&lt;body bgcolor="yellow "&gt;<text:tab/><text:tab/></text:p>
            <text:p text:style-name="P6"><text:s text:c="5"/>&lt;script&gt;</text:p>
            <text:p text:style-name="P6"><text:s text:c="8"/>yaz("Merhaba");</text:p>
            <text:p text:style-name="P6"><text:s text:c="4"/>&lt;/script&gt;</text:p>
            <text:p text:style-name="P6"><text:s/>&lt;/body&gt;</text:p>
            <text:p text:style-name="P6">&lt;/html&gt;<text:tab/></text:p>
          </table:table-cell>
        </table:table-row>
      </table:table>
      <text:p text:style-name="P5"/>
      <table:table table:name="Tablo10" table:style-name="Tablo10">
        <table:table-column table:style-name="Tablo10.A"/>
        <table:table-row table:style-name="Tablo10.1">
          <table:table-cell table:style-name="Tablo10.A1" office:value-type="string">
            <text:p text:style-name="P6">&lt;body onload="yaz('deneme') "bgcolor="yellow"&gt;</text:p>
          </table:table-cell>
        </table:table-row>
      </table:table>
      <text:p text:style-name="P1"/>
      <table:table table:name="Tablo11" table:style-name="Tablo11">
        <table:table-column table:style-name="Tablo11.A"/>
        <table:table-row table:style-name="Tablo11.1">
          <table:table-cell table:style-name="Tablo11.A1" office:value-type="string">
            <text:p text:style-name="P6">&lt;input type ="button" value="bas" onClick="yaz('merhaba')"&gt;</text:p>
          </table:table-cell>
        </table:table-row>
      </table:table>
      <text:p text:style-name="P1"/>
      <text:p text:style-name="P3">jsp ile ilişkilendirme</text:p>
      <text:p text:style-name="P1"/>
      <table:table table:name="Tablo12" table:style-name="Tablo12">
        <table:table-column table:style-name="Tablo12.A"/>
        <table:table-row table:style-name="Tablo12.1">
          <table:table-cell table:style-name="Tablo12.A1" office:value-type="string">
            <text:p text:style-name="P5">&lt;/script&gt;</text:p>
            <text:p text:style-name="P5"><text:span text:style-name="T1"><text:s text:c="3"/></text:span>&lt;%</text:p>
            <text:p text:style-name="P6"><text:span text:style-name="T2"><text:s text:c="5"/></text:span><text:span text:style-name="T3">String mesaj="Merhaba"; </text:span></text:p>
            <text:p text:style-name="P5"><text:span text:style-name="T1"><text:s text:c="2"/></text:span>%&gt;<text:tab/><text:tab/></text:p>
            <text:p text:style-name="P5"><text:span text:style-name="T1"><text:s/></text:span>&lt;/head&gt;<text:tab/></text:p>
            <text:p text:style-name="P5"><text:span text:style-name="T1"><text:s text:c="4"/></text:span>&lt;body bgColor="pink" &gt;</text:p>
            <text:p text:style-name="P5"><text:span text:style-name="T1"><text:s text:c="5"/></text:span>&lt;input type ="button" value="bas" onClick="yaz('&lt;%=mesaj%&gt;')"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29:33.422692913</meta:creation-date>
    <dc:date>2014-04-14T20:29:54.766231116</dc:date>
    <dc:creator>sertac </dc:creator>
    <meta:editing-duration>P0D</meta:editing-duration>
    <meta:editing-cycles>1</meta:editing-cycles>
    <meta:document-statistic meta:table-count="4" meta:image-count="0" meta:object-count="0" meta:page-count="1" meta:paragraph-count="26" meta:word-count="48" meta:character-count="506" meta:non-whitespace-character-count="414"/>
    <meta:generator>LibreOffice/4.1.2.3$Linux_X86_64 LibreOffice_project/410m0$Build-3</meta:generator>
  </office:meta>
</office:document-meta>
</file>